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F8Read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TF8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F8Reader.invalidByte( int position , int count ,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TF8Reader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F8Reader.read( char ch [ ] , int offset , int length )</text:p>
          </table:table-cell>
          <table:table-cell office:value-type="float" office:value="53">
            <text:p text:style-name="Table_20_Contents">53</text:p>
          </table:table-cell>
          <table:table-cell office:value-type="float" office:value="167">
            <text:p text:style-name="Table_20_Contents">167</text:p>
          </table:table-cell>
          <table:table-cell office:value-type="float" office:value="249">
            <text:p text:style-name="Table_20_Contents">249</text:p>
          </table:table-cell>
        </table:table-row>
        <table:table-row>
          <table:table-cell office:value-type="string">
            <text:p text:style-name="Table_20_Contents">UTF8Reader.UTF8Reader( InputStream inputStream , byte [ ] buffer , MessageFormatter messageFormatt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TF8Reader.UTF8Reader( InputStream in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F8Reader.rea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F8Reader.read( )</text:p>
          </table:table-cell>
          <table:table-cell office:value-type="float" office:value="35">
            <text:p text:style-name="Table_20_Contents">35</text:p>
          </table:table-cell>
          <table:table-cell office:value-type="float" office:value="109">
            <text:p text:style-name="Table_20_Contents">109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UTF8Reader.skip( long 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TF8Reader.UTF8Reader( InputStream inputStream , int size , MessageFormatter messageFormatt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TF8Reader.invalidSurrogate( int uuuu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TF8Reader.UTF8Reader( InputStream inputStream , MessageFormatter messageFormatt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F8Reader.mark( int readAhead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F8Reader.expectedByte( int position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